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21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978c8ddebadc346a0d5d74c8a0d8de9a</text:p>
          </table:table-cell>
          <table:table-cell table:style-name="ce22" office:value-type="string" calcext:value-type="string">
            <text:p>移动通信原理与系统</text:p>
          </table:table-cell>
          <table:table-cell table:style-name="ce22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6388976e48a6ce2f8a30355acfcba0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刘晨熙/曹傧/刘喜庆</text:p>
          </table:table-cell>
          <table:table-cell/>
          <table:table-cell office:value-type="string" calcext:value-type="string">
            <text:p>2</text:p>
          </table:table-cell>
          <table:table-cell table:style-name="Default" office:value-type="string" calcext:value-type="string">
            <text:p>北京邮电大学出版社</text:p>
          </table:table-cell>
          <table:table-cell office:value-type="string" calcext:value-type="string">
            <text:p>978756356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c9ef5429efbb3d9ae774f9ff8102a5</text:p>
          </table:table-cell>
          <table:table-cell office:value-type="string" calcext:value-type="string">
            <text:p>ARM体系结构与编程</text:p>
          </table:table-cell>
          <table:table-cell office:value-type="string" calcext:value-type="string">
            <text:p>杜春雷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034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3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6" table:number-columns-repeated="16376" table:default-cell-style-name="ce21"/>
        <table:table-column table:style-name="co10" table:default-cell-style-name="ce21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学院</text:p>
          </table:table-cell>
          <table:table-cell table:style-name="ce12" office:value-type="string" calcext:value-type="string">
            <text:p>年份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考试阶段（期中0/期末1）</text:p>
          </table:table-cell>
          <table:table-cell table:style-name="ce12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3">大学物理</text:span><text:span text:style-name="T4">C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概率论与数理统计</text:p>
          </table:table-cell>
          <table:table-cell table:style-name="ce28"/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离散数学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8" office:value-type="string" calcext:value-type="string">
            <text:p>计算机组成与系统结构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矩阵理论和方法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8" office:value-type="string" calcext:value-type="string">
            <text:p>矩阵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8" office:value-type="string" calcext:value-type="string">
            <text:p>高等数学A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大学计算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1"/>
        <table:table-column table:style-name="co23" table:default-cell-style-name="ce21"/>
        <table:table-column table:style-name="co10" table:number-columns-repeated="16377" table:default-cell-style-name="ce21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文件名称</text:p>
          </table:table-cell>
          <table:table-cell table:style-name="ce12" office:value-type="string" calcext:value-type="string">
            <text:p>资料类型（思维导图M/题库Q/答案A/知识点K/课件C）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2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5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0a989899a0724b171007e4adcb5f391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线性代数</text:p>
          </table:table-cell>
          <table:table-cell table:style-name="ce32" office:value-type="string" calcext:value-type="string">
            <text:p>线性代数公式归纳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0d3f8f6c537922dacec4ea5f5c2a9ee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运筹学</text:p>
          </table:table-cell>
          <table:table-cell table:style-name="ce32" office:value-type="string" calcext:value-type="string">
            <text:p>运筹学题库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18f2d5bebf10f9adb3cf89614b0a47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物理</text:p>
          </table:table-cell>
          <table:table-cell table:style-name="ce32" office:value-type="string" calcext:value-type="string">
            <text:p>学解 考试宝典 大学（普通）物理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9b833b8934f45fccee0c8f1c3c1abe0</text:p>
          </table:table-cell>
          <table:table-cell table:style-name="ce32"/>
          <table:table-cell table:style-name="ce32" office:value-type="string" calcext:value-type="string">
            <text:p>运筹学</text:p>
          </table:table-cell>
          <table:table-cell table:style-name="ce32" office:value-type="string" calcext:value-type="string">
            <text:p>期末复习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5" office:value-type="string" calcext:value-type="string">
            <text:p>M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1d81f9c30b9d5013d8e5d6beb4d74ef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高等数学（上）</text:p>
          </table:table-cell>
          <table:table-cell table:style-name="ce32" office:value-type="string" calcext:value-type="string">
            <text:p>积分精选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5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37ede6b756b350460371b6d31c609d1b</text:p>
          </table:table-cell>
          <table:table-cell table:style-name="ce32"/>
          <table:table-cell table:style-name="ce32" office:value-type="string" calcext:value-type="string">
            <text:p>计算机网络</text:p>
          </table:table-cell>
          <table:table-cell table:style-name="ce32" office:value-type="string" calcext:value-type="string">
            <text:p>Computer Networks Fifth Edition Problem Solutions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3d6fa4f7305fb91e9c014e468037310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工程图学</text:p>
          </table:table-cell>
          <table:table-cell table:style-name="ce32" office:value-type="string" calcext:value-type="string">
            <text:p>工程制图习题解答</text:p>
          </table:table-cell>
          <table:table-cell table:style-name="ce32" office:value-type="string" calcext:value-type="string">
            <text:p>Q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5" office:value-type="string" calcext:value-type="string">
            <text:p>Q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3fc6130e80ce9f651193a4668c3c582c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据结构与算法</text:p>
          </table:table-cell>
          <table:table-cell table:style-name="ce32" office:value-type="string" calcext:value-type="string">
            <text:p>17年数据结构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table:style-name="ce2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58e9726b5c5dab42a432b80a44c58caf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电子工程学院 电路与电子电路 各章复习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5aae01f0a98b3fc6d3d1b3ba807070e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线性代数</text:p>
          </table:table-cell>
          <table:table-cell table:style-name="ce32" office:value-type="string" calcext:value-type="string">
            <text:p>线代绿书2018版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3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3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1">
          <table:table-cell table:style-name="ce32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5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285ae9bb8aec3dbf665dd1bdf75bef4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物理实验</text:p>
          </table:table-cell>
          <table:table-cell table:style-name="ce32" office:value-type="string" calcext:value-type="string">
            <text:p>大学物理实验 讲义（2020年）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853903287d58621391474f65450b928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工程数学</text:p>
          </table:table-cell>
          <table:table-cell table:style-name="ce32" office:value-type="string" calcext:value-type="string">
            <text:p>复变函数与数学物理方法-部分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8b3bc2a11252293e2c255aabf6d301b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英语</text:p>
          </table:table-cell>
          <table:table-cell table:style-name="ce32" office:value-type="string" calcext:value-type="string">
            <text:p>新目标大学英语（第二版 第1册）视听说教程参考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2" office:value-type="string" calcext:value-type="string">
            <text:p>978c539a2fcd228458118a0c07d59b85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字电路与逻辑系统</text:p>
          </table:table-cell>
          <table:table-cell table:style-name="ce32" office:value-type="string" calcext:value-type="string">
            <text:p>蜂考速成课《数字电子技术》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7">
          <table:table-cell table:style-name="ce32" office:value-type="string" calcext:value-type="string">
            <text:p>98e5627649bdfc873a0f4302349f4fb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/电子电路基础</text:p>
          </table:table-cell>
          <table:table-cell table:style-name="ce32" office:value-type="string" calcext:value-type="string">
            <text:p>电子电路全书课后习题答案合并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2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2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721ecde2dde9effb76768da391ac497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学解 考试宝典 电路</text:p>
          </table:table-cell>
          <table:table-cell table:style-name="ce32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caa28a9381ab134352f2d499eab39db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电路分析基础</text:p>
          </table:table-cell>
          <table:table-cell table:style-name="ce32" office:value-type="string" calcext:value-type="string">
            <text:p>电路分析基础俎云霄 课后答案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2" office:value-type="string" calcext:value-type="string">
            <text:p>acb674edeea9e45d58c94016b13351a5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微波工程基础</text:p>
          </table:table-cell>
          <table:table-cell table:style-name="ce32" office:value-type="string" calcext:value-type="string">
            <text:p>《微波工程基础》实验教学手册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464f2c0becdce1d24d22b4fe9154fef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大学计算机基础</text:p>
          </table:table-cell>
          <table:table-cell table:style-name="ce32" office:value-type="string" calcext:value-type="string">
            <text:p>大学计算机基础练习题</text:p>
          </table:table-cell>
          <table:table-cell table:style-name="ce32" office:value-type="string" calcext:value-type="string">
            <text:p>Q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2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32" office:value-type="string" calcext:value-type="string">
            <text:p>M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8e97b1d423103e1693c6a33eb5669a2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微波技术基础</text:p>
          </table:table-cell>
          <table:table-cell table:style-name="ce32" office:value-type="string" calcext:value-type="string">
            <text:p>廖承恩《微波技术基础》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cbbdc0828717c5d6eef6c9cc6e71b1c6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模拟电子技术</text:p>
          </table:table-cell>
          <table:table-cell table:style-name="ce32" office:value-type="string" calcext:value-type="string">
            <text:p>2015年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23年毛概-大纲</text:p>
          </table:table-cell>
          <table:table-cell table:style-name="ce46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2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32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b1d0153d20bc177c614f06981850a34</text:p>
          </table:table-cell>
          <table:table-cell table:style-name="ce32"/>
          <table:table-cell table:style-name="ce32" office:value-type="string" calcext:value-type="string">
            <text:p>随机信号分析与处理</text:p>
          </table:table-cell>
          <table:table-cell table:style-name="ce32" office:value-type="string" calcext:value-type="string">
            <text:p>罗鹏飞习题解答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e66ce7007cd563e6c7e8acc58f27ef90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嵌入式系统控制与应用</text:p>
          </table:table-cell>
          <table:table-cell table:style-name="ce32" office:value-type="string" calcext:value-type="string">
            <text:p>嵌入式系统控制与应用 实验指导书（2015年）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7">
          <table:table-cell table:style-name="ce32" office:value-type="string" calcext:value-type="string">
            <text:p>eb30ada79c8df0abd0df64dc9e7be4fd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数据结构与算法</text:p>
          </table:table-cell>
          <table:table-cell table:style-name="ce32" office:value-type="string" calcext:value-type="string">
            <text:p>数据结构课件与资料-张海旸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5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2" office:value-type="string" calcext:value-type="string">
            <text:p>f97243ad75e829b854175d43b3170df1</text:p>
          </table:table-cell>
          <table:table-cell table:style-name="ce32" office:value-type="string" calcext:value-type="string">
            <text:p>本科</text:p>
          </table:table-cell>
          <table:table-cell table:style-name="ce32" office:value-type="string" calcext:value-type="string">
            <text:p>C++语言程序设计</text:p>
          </table:table-cell>
          <table:table-cell table:style-name="ce32" office:value-type="string" calcext:value-type="string">
            <text:p>C++程序设计 课件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2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40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09:56:55.403603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10-05T09:59:38.746734903</dc:date>
    <meta:editing-cycles>874</meta:editing-cycles>
    <meta:editing-duration>P4DT20H6M17S</meta:editing-duration>
    <meta:generator>LibreOffice/24.8.2.1$Linux_X86_64 LibreOffice_project/480$Build-1</meta:generator>
    <meta:document-statistic meta:table-count="3" meta:cell-count="5040" meta:object-count="0"/>
    <meta:user-defined meta:name="AppVersion">15.0000</meta:user-defined>
  </office:meta>
</office:document-meta>
</file>